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  <style:text-properties fo:color="#FFFFFF"/>
    </style:style>
    <style:style style:name="ce4" style:family="table-cell" style:parent-style-name="Default" style:data-style-name="N0">
      <style:table-cell-properties fo:background-color="#FFBF00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0">
      <style:table-cell-properties fo:background-color="#729FCF"/>
    </style:style>
    <style:style style:name="ce7" style:family="table-cell" style:parent-style-name="Default" style:data-style-name="N0">
      <style:table-cell-properties fo:background-color="#FF4000"/>
    </style:style>
    <style:style style:name="ce8" style:family="table-cell" style:parent-style-name="Default" style:data-style-name="N0">
      <style:table-cell-properties fo:background-color="#729FCF"/>
      <style:text-properties fo:color="#FFFFFF"/>
    </style:style>
    <style:style style:name="ce9" style:family="table-cell" style:parent-style-name="Default" style:data-style-name="N0">
      <style:table-cell-properties fo:background-color="#BFBFBF"/>
    </style:style>
    <style:style style:name="ce10" style:family="table-cell" style:parent-style-name="Default" style:data-style-name="N0">
      <style:table-cell-properties fo:background-color="#3399FF"/>
      <style:text-properties fo:color="#FFFFFF"/>
    </style:style>
    <style:style style:name="ce11" style:family="table-cell" style:parent-style-name="Default" style:data-style-name="N0">
      <style:table-cell-properties fo:background-color="#CC0000"/>
      <style:text-properties fo:color="#FFFFFF"/>
    </style:style>
    <style:style style:name="ce12" style:family="table-cell" style:parent-style-name="Default" style:data-style-name="N0">
      <style:table-cell-properties fo:background-color="#3399FF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ext-properties fo:color="#FF0000"/>
    </style:style>
    <style:style style:name="ce15" style:family="table-cell" style:parent-style-name="Default" style:data-style-name="N0">
      <style:table-cell-properties fo:background-color="#FF6600"/>
    </style:style>
    <style:style style:name="ce16" style:family="table-cell" style:parent-style-name="Default" style:data-style-name="N0">
      <style:table-cell-properties fo:background-color="#FF0000"/>
      <style:text-properties fo:color="#FFFFFF"/>
    </style:style>
    <style:style style:name="ce17" style:family="table-cell" style:parent-style-name="Default" style:data-style-name="N0">
      <style:table-cell-properties fo:background-color="#CCCCCC"/>
    </style:style>
    <style:style style:name="ce18" style:family="table-cell" style:parent-style-name="Default" style:data-style-name="N0">
      <style:table-cell-properties fo:background-color="#B2B2B2"/>
    </style:style>
    <style:style style:name="ce19" style:family="table-cell" style:parent-style-name="Default" style:data-style-name="N0">
      <style:table-cell-properties fo:background-color="#FF6600"/>
      <style:text-properties fo:color="#FFFFFF"/>
    </style:style>
    <style:style style:name="ce20" style:family="table-cell" style:parent-style-name="Default" style:data-style-name="N0">
      <style:table-cell-properties fo:background-color="#FFFF00"/>
      <style:text-properties fo:color="#FFFFFF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0">
      <style:table-cell-properties fo:background-color="#92D050"/>
    </style:style>
    <style:style style:name="ce24" style:family="table-cell" style:parent-style-name="Default" style:data-style-name="N0">
      <style:table-cell-properties fo:background-color="#00CC00"/>
    </style:style>
    <style:style style:name="ce25" style:family="table-cell" style:parent-style-name="Default" style:data-style-name="N0">
      <style:table-cell-properties fo:background-color="#CC0000"/>
    </style:style>
    <style:style style:name="ce26" style:family="table-cell" style:parent-style-name="Default" style:data-style-name="N0">
      <style:table-cell-properties fo:background-color="#00CCFF"/>
    </style:style>
    <style:style style:name="ce27" style:family="table-cell" style:parent-style-name="Default" style:data-style-name="N0">
      <style:table-cell-properties fo:background-color="#00CC00"/>
      <style:text-properties fo:color="#FFFFFF"/>
    </style:style>
    <style:style style:name="ce28" style:family="table-cell" style:parent-style-name="Default" style:data-style-name="N36"/>
    <style:style style:name="ce29" style:family="table-cell" style:parent-style-name="Default" style:data-style-name="N0">
      <style:table-cell-properties fo:background-color="#FF99FF"/>
    </style:style>
    <style:style style:name="ce30" style:family="table-cell" style:parent-style-name="Default" style:data-style-name="N0">
      <style:table-cell-properties style:vertical-align="automatic" fo:wrap-option="wrap" fo:background-color="#70AD47"/>
    </style:style>
    <style:style style:name="ce31" style:family="table-cell" style:parent-style-name="Default" style:data-style-name="N0">
      <style:table-cell-properties fo:background-color="#70AD47"/>
    </style:style>
    <style:style style:name="ce32" style:family="table-cell" style:parent-style-name="Default" style:data-style-name="N0">
      <style:table-cell-properties fo:background-color="#ED7D31"/>
    </style:style>
    <style:style style:name="ce33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12.3401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3.21733333333333cm"/>
    </style:style>
    <style:style style:name="co5" style:family="table-column">
      <style:table-column-properties fo:break-before="auto" style:column-width="12.6788333333333cm" style:use-optimal-column-width="true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4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5">
            <text:p>Washington 1</text:p>
          </table:table-cell>
          <table:table-cell office:value-type="string" table:style-name="ce5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United States 1</text:p>
          </table:table-cell>
          <table:table-cell office:value-type="string" table:style-name="ce5">
            <text:p>Washington 2</text:p>
          </table:table-cell>
          <table:table-cell office:value-type="string" table:style-name="ce6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alifornia 1</text:p>
          </table:table-cell>
          <table:table-cell office:value-type="string" table:style-name="ce5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4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4">
            <text:p>Pelosi 5</text:p>
          </table:table-cell>
          <table:table-cell office:value-type="string" table:style-name="ce7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5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7">
            <text:p>Kevin McCarthy 1</text:p>
          </table:table-cell>
          <table:table-cell office:value-type="string" table:style-name="ce4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4">
            <text:p>Joe Biden 2</text:p>
          </table:table-cell>
          <table:table-cell office:value-type="string" table:style-name="ce1">
            <text:p>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Joe Biden 1</text:p>
          </table:table-cell>
          <table:table-cell office:value-type="string" table:style-name="ce5">
            <text:p>Donald Trump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7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4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6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4">
            <text:p>House of Representatives 3</text:p>
          </table:table-cell>
          <table:table-cell office:value-type="string" table:style-name="ce4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7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5">
            <text:p>Reuters 1</text:p>
          </table:table-cell>
          <table:table-cell office:value-type="string" table:style-name="ce4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4">
            <text:p>Congress 2</text:p>
          </table:table-cell>
          <table:table-cell office:value-type="string" table:style-name="ce4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5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use 6</text:p>
          </table:table-cell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5">
            <text:p>Democrat 1</text:p>
          </table:table-cell>
          <table:table-cell office:value-type="string" table:style-name="ce1">
            <text:p>intersection23 = 2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gress 5</text:p>
          </table:table-cell>
          <table:table-cell office:value-type="string" table:style-name="ce4">
            <text:p>Republican 1</text:p>
          </table:table-cell>
          <table:table-cell office:value-type="string" table:style-name="ce9">
            <text:p>Sim23 = 24/71 = 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5">
            <text:p>Republicans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5">
            <text:p>Democrats 1</text:p>
          </table:table-cell>
          <table:table-cell office:value-type="string" table:style-name="ce1">
            <text:p>intersection13 = 2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euters 2</text:p>
          </table:table-cell>
          <table:table-cell office:value-type="string" table:style-name="ce4">
            <text:p>Democratic 2</text:p>
          </table:table-cell>
          <table:table-cell office:value-type="string" table:style-name="ce9">
            <text:p>Sim13 = 21/86 = 0.2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Senate 4</text:p>
          </table:table-cell>
          <table:table-cell table:style-name="ce1"/>
          <table:table-cell office:value-type="string" table:style-name="ce1">
            <text:p>Titles12 = 0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VID-19 1</text:p>
          </table:table-cell>
          <table:table-cell table:style-name="ce1"/>
          <table:table-cell office:value-type="string" table:style-name="ce1">
            <text:p>Titles23 = 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style-name="ce1"/>
          <table:table-cell office:value-type="string" table:style-name="ce1">
            <text:p>Titles13 = 0.3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public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Republicans 1</text:p>
          </table:table-cell>
          <table:table-cell office:value-type="string" table:style-name="ce1">
            <text:p>Hybrid is taking the NE from titles and count from text, then do jaccard for bags</text:p>
          </table:table-cell>
          <table:table-cell office:value-type="string" table:style-name="ce1">
            <text:p>Hybrid12 = 0.27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mocrats 3</text:p>
          </table:table-cell>
          <table:table-cell table:style-name="ce1"/>
          <table:table-cell office:value-type="string" table:style-name="ce1">
            <text:p>Hybrid23 = 0.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emocratic 1</text:p>
          </table:table-cell>
          <table:table-cell table:style-name="ce1"/>
          <table:table-cell office:value-type="string" table:style-name="ce1">
            <text:p>Hybrid13 = 0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Democ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ntersection12 = 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im12 = 34/97 = 0.35</text:p>
          </table:table-cell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4">
            <text:p>U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4">
            <text:p>Donald Trump 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onald Trump 2</text:p>
          </table:table-cell>
          <table:table-cell office:value-type="string" table:style-name="ce4">
            <text:p>Brad Ravensburger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rad Raffensperger 2</text:p>
          </table:table-cell>
          <table:table-cell office:value-type="string" table:style-name="ce4">
            <text:p>Ravensburg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4">
            <text:p>Joe Biden's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4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4">
            <text:p>The 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4">
            <text:p>St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4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4">
            <text:p>Republican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">
            <text:p>Democrati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9">
            <text:p>Sim = 21/98 = 0.2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itles = 1.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ybrid = 0.41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Egypt to probe four COVID deaths due to alleged lack of oxygen</text:p>
          </table:table-cell>
          <table:table-cell office:value-type="string" table:style-name="ce2">
            <text:p>النيابة تستدعي مدير مستشفى الحسينية بعد وفاة 4 مرضى بكورونا</text:p>
          </table:table-cell>
          <table:table-cell office:value-type="string" table:style-name="ce2">
            <text:p>"كل اللي في العناية مات".. مشهد مؤلم لضحايا كورونا بمص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Egypt 6</text:p>
          </table:table-cell>
          <table:table-cell office:value-type="string" table:style-name="ce11">
            <text:p>Corona 1</text:p>
          </table:table-cell>
          <table:table-cell office:value-type="string" table:style-name="ce11">
            <text:p>Corona 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Sharqia 2</text:p>
          </table:table-cell>
          <table:table-cell office:value-type="string" table:style-name="ce1">
            <text:p>Sharkia Governorate 1</text:p>
          </table:table-cell>
          <table:table-cell office:value-type="string" table:style-name="ce10">
            <text:p>Egypt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iro 1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Al-Husseiniy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ronaviru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2">
            <text:p>Sharkia 1</text:p>
          </table:table-cell>
          <table:table-cell table:style-name="ce1"/>
          <table:table-cell office:value-type="string" table:style-name="ce13">
            <text:p>Apply Jaccard on titles onl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oufiya 1</text:p>
          </table:table-cell>
          <table:table-cell office:value-type="string" table:style-name="ce1">
            <text:p>Al-Hussainiya Hospital 1</text:p>
          </table:table-cell>
          <table:table-cell office:value-type="string" table:style-name="ce1">
            <text:p>----------- PERSON -------------</text:p>
          </table:table-cell>
          <table:table-cell table:style-name="ce1"/>
          <table:table-cell office:value-type="string" table:style-name="ce1">
            <text:p>Try Hybrid method with voting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opharm 1</text:p>
          </table:table-cell>
          <table:table-cell office:value-type="string" table:style-name="ce1">
            <text:p>the Public Prosecution 1</text:p>
          </table:table-cell>
          <table:table-cell office:value-type="string" table:style-name="ce1">
            <text:p>Al-Sharqiyah 1</text:p>
          </table:table-cell>
          <table:table-cell table:style-name="ce1"/>
          <table:table-cell office:value-type="string" table:style-name="ce1">
            <text:p>use top k entitii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4">
            <text:p>Al Husseiniya Hospital 1</text:p>
          </table:table-cell>
          <table:table-cell office:value-type="string" table:style-name="ce1">
            <text:p>Ahmed Mamdouh 1</text:p>
          </table:table-cell>
          <table:table-cell table:style-name="ce1"/>
          <table:table-cell office:value-type="string" table:style-name="ce1">
            <text:p>keep frequency or eliminate 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r Abdallah Dalsh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take the first k words/paragrap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mdouh Ghorab 1</text:p>
          </table:table-cell>
          <table:table-cell office:value-type="string" table:style-name="ce15">
            <text:p>Egyptian 1</text:p>
          </table:table-cell>
          <table:table-cell office:value-type="string" table:style-name="ce1">
            <text:p>----------- NORP -------------</text:p>
          </table:table-cell>
          <table:table-cell table:style-name="ce1"/>
          <table:table-cell office:value-type="string" table:style-name="ce13">
            <text:p>Find false positiv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rqia 1</text:p>
          </table:table-cell>
          <table:table-cell office:value-type="string" table:style-name="ce1">
            <text:p>entities count = <text:s/>6</text:p>
          </table:table-cell>
          <table:table-cell office:value-type="string" table:style-name="ce15">
            <text:p>Egyptian 1</text:p>
          </table:table-cell>
          <table:table-cell table:style-name="ce1"/>
          <table:table-cell office:value-type="string" table:style-name="ce1">
            <text:p>Normalize to the smaller do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1</text:p>
          </table:table-cell>
          <table:table-cell office:value-type="string" table:style-name="ce9">
            <text:p>Sim12 = 1/37 = 0.03</text:p>
          </table:table-cell>
          <table:table-cell office:value-type="string" table:style-name="ce1">
            <text:p>entities count = <text:s/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yed 1</text:p>
          </table:table-cell>
          <table:table-cell table:style-name="ce2"/>
          <table:table-cell table:number-columns-repeated="2" table:style-name="ce1"/>
          <table:table-cell office:value-type="string" table:style-name="ce13">
            <text:p>Find an example of false positive because of time differe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Zayed 1</text:p>
          </table:table-cell>
          <table:table-cell office:value-type="string" table:style-name="ce9">
            <text:p>Sim23 = 2/18 = 0.1</text:p>
          </table:table-cell>
          <table:table-cell office:value-type="string" table:style-name="ce9">
            <text:p>Sim13 = 5/43 = 0.12</text:p>
          </table:table-cell>
          <table:table-cell table:style-name="ce1"/>
          <table:table-cell office:value-type="string" table:style-name="ce13">
            <text:p>recent story talking about something in the past compared to an old sto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hamed Maa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6">
            <text:p>Titles12 = 0 FN</text:p>
          </table:table-cell>
          <table:table-cell office:value-type="string" table:style-name="ce1">
            <text:p>Titles13 = 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Associated Press 1</text:p>
          </table:table-cell>
          <table:table-cell office:value-type="string" table:style-name="ce1">
            <text:p>Titles23 = 0.33</text:p>
          </table:table-cell>
          <table:table-cell office:value-type="string" table:style-name="ce1">
            <text:p>Hybrid13 = 0.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tensive Care Un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xford University 1</text:p>
          </table:table-cell>
          <table:table-cell office:value-type="string" table:style-name="ce1">
            <text:p>Hybrid12 = 0 F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aZeneca 1</text:p>
          </table:table-cell>
          <table:table-cell office:value-type="string" table:style-name="ce1">
            <text:p>Hybrid23 = 0.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fizer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BioNTec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Egyptia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nes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1</text:p>
          </table:table-cell>
          <table:table-cell table:number-columns-repeated="16383" table:style-name="ce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style-name="ce17">
            <text:p>Nile dam dispute: Sudan, Egypt, Ethiopia agree to hold more talks</text:p>
          </table:table-cell>
          <table:table-cell office:value-type="string" table:style-name="ce17">
            <text:p>السودان.. مناقشة إمكانية استئناف مفاوضات سد النهضة في ظل مذكرة اتفاق</text:p>
          </table:table-cell>
          <table:table-cell office:value-type="string" table:style-name="ce18">
            <text:p>مصر تتحدث عن اتفاق ملزم.. وإثيوبيا: لن نفرط في حقن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Sudan 4</text:p>
          </table:table-cell>
          <table:table-cell office:value-type="string" table:style-name="ce19">
            <text:p>Sudan 2</text:p>
          </table:table-cell>
          <table:table-cell office:value-type="string" table:style-name="ce20">
            <text:p>Egypt 5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Egypt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20">
            <text:p>Ethiopia 4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Ethiopia 5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Tehran 1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Addis Ababa 1</text:p>
          </table:table-cell>
          <table:table-cell office:value-type="string" table:style-name="ce1">
            <text:p>Ministry of Irrigation 1</text:p>
          </table:table-cell>
          <table:table-cell office:value-type="string" table:style-name="ce15">
            <text:p>Sudan 3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South Africa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22">
            <text:p>South Africa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3">
            <text:p>Sudanese 1</text:p>
          </table:table-cell>
          <table:table-cell office:value-type="string" table:style-name="ce21">
            <text:p>Cairo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entities count = <text:s/>4</text:p>
          </table:table-cell>
          <table:table-cell office:value-type="string" table:style-name="ce22">
            <text:p>South Africa'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the African Union 2</text:p>
          </table:table-cell>
          <table:table-cell table:style-name="ce1"/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 Agencies 1</text:p>
          </table:table-cell>
          <table:table-cell table:style-name="ce1"/>
          <table:table-cell office:value-type="string" table:style-name="ce1">
            <text:p>Mohamed Abdel At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9">
            <text:p>Sim23 = 2/43 = 0.04</text:p>
          </table:table-cell>
          <table:table-cell office:value-type="string" table:style-name="ce1">
            <text:p>Rai 1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South African 1</text:p>
          </table:table-cell>
          <table:table-cell table:style-name="ce1"/>
          <table:table-cell office:value-type="string" table:style-name="ce1">
            <text:p>Addis Ababa 1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Sudanese 1</text:p>
          </table:table-cell>
          <table:table-cell office:value-type="string" table:style-name="ce16">
            <text:p>Titles23 = 0 FN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20</text:p>
          </table:table-cell>
          <table:table-cell table:style-name="ce1"/>
          <table:table-cell office:value-type="string" table:style-name="ce21">
            <text:p>The Egyptian Foreign Ministry 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ybrid23 = 0 FN</text:p>
          </table:table-cell>
          <table:table-cell office:value-type="string" table:style-name="ce21">
            <text:p>the Egyptian Foreign Ministry 3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ocial Media Soleimani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2 = 3</text:p>
          </table:table-cell>
          <table:table-cell table:style-name="ce1"/>
          <table:table-cell office:value-type="string" table:style-name="ce1">
            <text:p>Hezbollah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im12 = 3/24 = 0.13</text:p>
          </table:table-cell>
          <table:table-cell table:style-name="ce1"/>
          <table:table-cell office:value-type="string" table:style-name="ce1">
            <text:p>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3 = 11 + 4 = 15</text:p>
          </table:table-cell>
          <table:table-cell table:style-name="ce1"/>
          <table:table-cell office:value-type="string" table:style-name="ce1">
            <text:p>the Ministers of Foreign Affairs and Irrigation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im13 = 15/59 = 0.25</text:p>
          </table:table-cell>
          <table:table-cell table:style-name="ce1"/>
          <table:table-cell office:value-type="string" table:style-name="ce22">
            <text:p>the African Union 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1">
            <text:p>the African Union Commission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itles12 = 0.33</text:p>
          </table:table-cell>
          <table:table-cell table:style-name="ce1"/>
          <table:table-cell office:value-type="string" table:style-name="ce21">
            <text:p>the Ethiopian Ministry of 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tles13 = 0.67</text:p>
          </table:table-cell>
          <table:table-cell table:style-name="ce1"/>
          <table:table-cell office:value-type="string" table:style-name="ce21">
            <text:p>the Sudanese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2">
            <text:p>African Un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brid12 = 0.14</text:p>
          </table:table-cell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brid13 = 0.33</text:p>
          </table:table-cell>
          <table:table-cell table:style-name="ce1"/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1">
            <text:p>Ethiopia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1">
            <text:p>Africa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entities count = <text:s/>39</text:p>
          </table:table-cell>
          <table:table-cell table:number-columns-repeated="1638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7">
            <text:p>مفاوضات سد النهضة.. اتفاق ثلاثي على مواصلة الاجتماعات واستمرار التباين بين مصر وإثيوبيا</text:p>
          </table:table-cell>
          <table:table-cell office:value-type="string" table:style-name="ce18">
            <text:p>بعد فشل ومراوحة..مفاوضات سد النهضة تنطلق ثانية افتراضي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0">
            <text:p>Egypt 5</text:p>
          </table:table-cell>
          <table:table-cell office:value-type="string" table:style-name="ce22">
            <text:p>Egypt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0">
            <text:p>Ethiopia 4</text:p>
          </table:table-cell>
          <table:table-cell office:value-type="string" table:style-name="ce22">
            <text:p>Ethiopia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airo 2</text:p>
          </table:table-cell>
          <table:table-cell office:value-type="string" table:style-name="ce22">
            <text:p>Sudan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Khartoum 3</text:p>
          </table:table-cell>
          <table:table-cell office:value-type="string" table:style-name="ce1">
            <text:p>the Renaissance Dam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ddis Ababa 2</text:p>
          </table:table-cell>
          <table:table-cell office:value-type="string" table:style-name="ce22">
            <text:p>South Af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2">
            <text:p>Sudan 1</text:p>
          </table:table-cell>
          <table:table-cell office:value-type="string" table:style-name="ce22">
            <text:p>Khartoum 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2">
            <text:p>South Africa 2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-Jazeera 1</text:p>
          </table:table-cell>
          <table:table-cell office:value-type="string" table:style-name="ce1">
            <text:p>Mohamed Abdel Ati.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uy Pandora 1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1">
            <text:p>Archives - France Press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2">
            <text:p>African Union 2</text:p>
          </table:table-cell>
          <table:table-cell office:value-type="string" table:style-name="ce22">
            <text:p>the African Union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Foreign and Irrigation Ministers 1</text:p>
          </table:table-cell>
          <table:table-cell office:value-type="string" table:style-name="ce1">
            <text:p>Foreign Minist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2">
            <text:p>the African Union 1</text:p>
          </table:table-cell>
          <table:table-cell office:value-type="string" table:style-name="ce1">
            <text:p>Sudanese News Agenc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Egyptian Foreign and Sudanese Ministry of Irrigation 1</text:p>
          </table:table-cell>
          <table:table-cell office:value-type="string" table:style-name="ce1">
            <text:p>SUN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22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thiopian Ministry of Irrigation 1</text:p>
          </table:table-cell>
          <table:table-cell office:value-type="string" table:style-name="ce1">
            <text:p>the Europe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U 1</text:p>
          </table:table-cell>
          <table:table-cell office:value-type="string" table:style-name="ce1">
            <text:p>Grand Renaissance Dam (France Pres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News Agency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Sudanese Ministry of Irrigation's 1</text:p>
          </table:table-cell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Agency 1</text:p>
          </table:table-cell>
          <table:table-cell office:value-type="string" table:style-name="ce1">
            <text:p>Americ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Minister of International Cooperation 1</text:p>
          </table:table-cell>
          <table:table-cell office:value-type="string" table:style-name="ce22">
            <text:p>Sudanes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">
            <text:p>entities count = <text:s/>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African Union Commissio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Hybrid = 0 FN Empty se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2">
            <text:p>Sudanese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ared = 1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9">
            <text:p>Sim = 16/72 = 0.2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Titles = 0 FN</text:p>
          </table:table-cell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table:style-name="ce2">
            <text:p>استعراض قوة في بغداد.. موالو الحشد يبكون سليماني</text:p>
          </table:table-cell>
          <table:table-cell office:value-type="string" table:style-name="ce2">
            <text:p>مظاهرة في بغداد لإحياء ذكرى مقتل سليماني والمطالبة بإخراج القوات الأجنبية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Baghdad 6</text:p>
          </table:table-cell>
          <table:table-cell office:value-type="string" table:style-name="ce19">
            <text:p>Baghdad 6</text:p>
          </table:table-cell>
          <table:table-cell office:value-type="string" table:style-name="ce19">
            <text:p>Baghdad 7</text:p>
          </table:table-cell>
          <table:table-cell office:value-type="string" table:style-name="ce19">
            <text:p>Baghdad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leimani 2</text:p>
          </table:table-cell>
          <table:table-cell office:value-type="string" table:style-name="ce24">
            <text:p>Lebanon 2</text:p>
          </table:table-cell>
          <table:table-cell office:value-type="string" table:style-name="ce15">
            <text:p>Iraq 4</text:p>
          </table:table-cell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raq 4</text:p>
          </table:table-cell>
          <table:table-cell office:value-type="string" table:style-name="ce15">
            <text:p>the United States 2</text:p>
          </table:table-cell>
          <table:table-cell office:value-type="string" table:style-name="ce15">
            <text:p>Iran 4</text:p>
          </table:table-cell>
          <table:table-cell office:value-type="string" table:style-name="ce19">
            <text:p>Soleimani 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the United States 1</text:p>
          </table:table-cell>
          <table:table-cell office:value-type="string" table:style-name="ce25">
            <text:p>Israel 1</text:p>
          </table:table-cell>
          <table:table-cell office:value-type="string" table:style-name="ce15">
            <text:p>the United States 3</text:p>
          </table:table-cell>
          <table:table-cell office:value-type="string" table:style-name="ce15">
            <text:p>Qassem Solei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-Muhandis 1</text:p>
          </table:table-cell>
          <table:table-cell office:value-type="string" table:style-name="ce15">
            <text:p>Iran 1</text:p>
          </table:table-cell>
          <table:table-cell office:value-type="string" table:style-name="ce15">
            <text:p>US 7</text:p>
          </table:table-cell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ran 4</text:p>
          </table:table-cell>
          <table:table-cell office:value-type="string" table:style-name="ce15">
            <text:p>US 2</text:p>
          </table:table-cell>
          <table:table-cell office:value-type="string" table:style-name="ce26">
            <text:p>Washington 1</text:p>
          </table:table-cell>
          <table:table-cell office:value-type="string" table:style-name="ce24">
            <text:p>Quds Force 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Lebanon 1</text:p>
          </table:table-cell>
          <table:table-cell office:value-type="string" table:style-name="ce15">
            <text:p>Iraq 3</text:p>
          </table:table-cell>
          <table:table-cell office:value-type="string" table:style-name="ce25">
            <text:p>Israel 1</text:p>
          </table:table-cell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yria 1</text:p>
          </table:table-cell>
          <table:table-cell office:value-type="string" table:style-name="ce1">
            <text:p>Maroun Al-Ras 1</text:p>
          </table:table-cell>
          <table:table-cell office:value-type="string" table:style-name="ce26">
            <text:p>Tehran 4</text:p>
          </table:table-cell>
          <table:table-cell office:value-type="string" table:style-name="ce24">
            <text:p>Iraqi 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US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5">
            <text:p>Iranian 1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Tehran 2</text:p>
          </table:table-cell>
          <table:table-cell office:value-type="string" table:style-name="ce19">
            <text:p>Soleimani 6</text:p>
          </table:table-cell>
          <table:table-cell office:value-type="string" table:style-name="ce15">
            <text:p>Qassem Soleimani 1</text:p>
          </table:table-cell>
          <table:table-cell office:value-type="string" table:style-name="ce1">
            <text:p>entities count = <text:s/>7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Washington 1</text:p>
          </table:table-cell>
          <table:table-cell office:value-type="string" table:style-name="ce14">
            <text:p>Nasrallah 1</text:p>
          </table:table-cell>
          <table:table-cell office:value-type="string" table:style-name="ce15">
            <text:p>Abu Mahdi Al-Muhandi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Makkah Al-Mukarramah 1</text:p>
          </table:table-cell>
          <table:table-cell office:value-type="string" table:style-name="ce19">
            <text:p>Soleimani 6</text:p>
          </table:table-cell>
          <table:table-cell office:value-type="string" table:style-name="ce1">
            <text:p>Sim14 = 7 / 66 = 0.1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Qassem Soleimani 2</text:p>
          </table:table-cell>
          <table:table-cell office:value-type="string" table:style-name="ce15">
            <text:p>Qassem Soleimani 2</text:p>
          </table:table-cell>
          <table:table-cell office:value-type="string" table:style-name="ce25">
            <text:p>Donald Trump 1</text:p>
          </table:table-cell>
          <table:table-cell office:value-type="string" table:style-name="ce1">
            <text:p>Sim24 = 7/65 = 0.1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Abu Mahdi al-Muhandis 3</text:p>
          </table:table-cell>
          <table:table-cell office:value-type="string" table:style-name="ce15">
            <text:p>Abu Mahdi al-Muhandis 2</text:p>
          </table:table-cell>
          <table:table-cell office:value-type="string" table:style-name="ce1">
            <text:p>Mohammad Javad Zarif 1</text:p>
          </table:table-cell>
          <table:table-cell office:value-type="string" table:style-name="ce1">
            <text:p>Sim 34 = 5/75 = 0.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alid Al-Mousily 1</text:p>
          </table:table-cell>
          <table:table-cell office:value-type="string" table:style-name="ce25">
            <text:p>Donald Trump's 1</text:p>
          </table:table-cell>
          <table:table-cell office:value-type="string" table:style-name="ce1">
            <text:p>Trump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Soleimani 4</text:p>
          </table:table-cell>
          <table:table-cell office:value-type="string" table:style-name="ce1">
            <text:p>Faleh al-Fayyad 1</text:p>
          </table:table-cell>
          <table:table-cell office:value-type="string" table:style-name="ce26">
            <text:p>Al-Muhandis 2</text:p>
          </table:table-cell>
          <table:table-cell office:value-type="string" table:style-name="ce1">
            <text:p>Titles14 = 1.0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al-Muhandis 1</text:p>
          </table:table-cell>
          <table:table-cell office:value-type="string" table:style-name="ce1">
            <text:p>Hadi al-Amiri 1</text:p>
          </table:table-cell>
          <table:table-cell office:value-type="string" table:style-name="ce1">
            <text:p>Christopher Miller 1</text:p>
          </table:table-cell>
          <table:table-cell office:value-type="string" table:style-name="ce1">
            <text:p>Titles24 = 0.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aier Al-Sudani 2</text:p>
          </table:table-cell>
          <table:table-cell office:value-type="string" table:style-name="ce1">
            <text:p>Abu Hussein Al-Hamidawi 1</text:p>
          </table:table-cell>
          <table:table-cell office:value-type="string" table:style-name="ce1">
            <text:p>Nimitz 1</text:p>
          </table:table-cell>
          <table:table-cell office:value-type="string" table:style-name="ce23">
            <text:p>Titles34 = 1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">
            <text:p>Al-Hamidawi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Hybrid14 = 0.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rles Stratford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25">
            <text:p>the Popular Mobilization Forces 2</text:p>
          </table:table-cell>
          <table:table-cell office:value-type="string" table:style-name="ce1">
            <text:p>Hybrid24 = 0.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the Iraqi Popular Mobilization Forces 1</text:p>
          </table:table-cell>
          <table:table-cell office:value-type="string" table:style-name="ce25">
            <text:p>the Quds Force 2</text:p>
          </table:table-cell>
          <table:table-cell office:value-type="string" table:style-name="ce1">
            <text:p>Hybrid34 = 0.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ws | Soleimani 1</text:p>
          </table:table-cell>
          <table:table-cell office:value-type="string" table:style-name="ce1">
            <text:p>Hezbollah 2</text:p>
          </table:table-cell>
          <table:table-cell office:value-type="string" table:style-name="ce25">
            <text:p>the Iranian Revolutionary Guard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3</text:p>
          </table:table-cell>
          <table:table-cell office:value-type="string" table:style-name="ce25">
            <text:p>the Popular Mobilization Forces 1</text:p>
          </table:table-cell>
          <table:table-cell office:value-type="string" table:style-name="ce25">
            <text:p>the Popular Mobilization Authori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volutionary Guard 1</text:p>
          </table:table-cell>
          <table:table-cell office:value-type="string" table:style-name="ce1">
            <text:p>PMF 1</text:p>
          </table:table-cell>
          <table:table-cell office:value-type="string" table:style-name="ce1">
            <text:p>Defense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Quds Force 1</text:p>
          </table:table-cell>
          <table:table-cell office:value-type="string" table:style-name="ce1">
            <text:p>Al-Jazeera 1</text:p>
          </table:table-cell>
          <table:table-cell office:value-type="string" table:style-name="ce1">
            <text:p>The New York Times"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e United Nations Security Council 1</text:p>
          </table:table-cell>
          <table:table-cell office:value-type="string" table:style-name="ce25">
            <text:p>the Popular Mobilization Authority 3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General Traffic Directorate 1</text:p>
          </table:table-cell>
          <table:table-cell office:value-type="string" table:style-name="ce1">
            <text:p>pro-Irani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Iraqis 1</text:p>
          </table:table-cell>
          <table:table-cell office:value-type="string" table:style-name="ce25">
            <text:p>the Quds Force 1</text:p>
          </table:table-cell>
          <table:table-cell office:value-type="string" table:style-name="ce1">
            <text:p>anti-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Iranian 3</text:p>
          </table:table-cell>
          <table:table-cell office:value-type="string" table:style-name="ce25">
            <text:p>the Iranian Revolutionary Guard 1</text:p>
          </table:table-cell>
          <table:table-cell office:value-type="string" table:style-name="ce15">
            <text:p>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Iraqi 5</text:p>
          </table:table-cell>
          <table:table-cell office:value-type="string" table:style-name="ce1">
            <text:p>the Al-Fateh Alliance 1</text:p>
          </table:table-cell>
          <table:table-cell office:value-type="string" table:style-name="ce15">
            <text:p>Iranian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amic 1</text:p>
          </table:table-cell>
          <table:table-cell office:value-type="string" table:style-name="ce1">
            <text:p>the Iraqi Hezbollah Brigades 1</text:p>
          </table:table-cell>
          <table:table-cell office:value-type="string" table:style-name="ce25">
            <text:p>Israeli 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Americans 1</text:p>
          </table:table-cell>
          <table:table-cell office:value-type="string" table:style-name="ce1">
            <text:p>Brigades 1</text:p>
          </table:table-cell>
          <table:table-cell office:value-type="string" table:style-name="ce1">
            <text:p>Republic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59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entities count = <text:s/>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3 = 31</text:p>
          </table:table-cell>
          <table:table-cell office:value-type="string" table:style-name="ce25">
            <text:p>Israeli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31/59 = 0.53</text:p>
          </table:table-cell>
          <table:table-cell office:value-type="string" table:style-name="ce15">
            <text:p>Iranian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5">
            <text:p>American 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Lebanes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13 = 4 = 31 = 35</text:p>
          </table:table-cell>
          <table:table-cell office:value-type="string" table:style-name="ce24">
            <text:p>Iraqi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im13 = 35/127 = 0.28</text:p>
          </table:table-cell>
          <table:table-cell office:value-type="string" table:style-name="ce1">
            <text:p>Shiit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ntities count = 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itles13 = 1.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brid13 = 0.43</text:p>
          </table:table-cell>
          <table:table-cell office:value-type="string" table:style-name="ce1">
            <text:p>Shared12 = 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ybrid12 = 0.43</text:p>
          </table:table-cell>
          <table:table-cell office:value-type="string" table:style-name="ce9">
            <text:p>Sim12 = 36/117 = 0.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ybrid23 = 0.46</text:p>
          </table:table-cell>
          <table:table-cell office:value-type="string" table:style-name="ce1">
            <text:p>Titles12 = 0.6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hared23 = 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9">
            <text:p>Sim23 = 39/126 = 0.3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tles23 = 0.67</text:p>
          </table:table-cell>
          <table:table-cell table:number-columns-repeated="16382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 4</text:p>
          </table:table-cell>
          <table:table-cell office:value-type="string" table:style-name="ce16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the United Kingdom 1</text:p>
          </table:table-cell>
          <table:table-cell office:value-type="string" table:style-name="ce16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on 2</text:p>
          </table:table-cell>
          <table:table-cell office:value-type="string" table:style-name="ce16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and 2</text:p>
          </table:table-cell>
          <table:table-cell office:value-type="string" table:style-name="ce1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tland 1</text:p>
          </table:table-cell>
          <table:table-cell office:value-type="string" table:style-name="ce24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Ireland 1</text:p>
          </table:table-cell>
          <table:table-cell office:value-type="string" table:style-name="ce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es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 1</text:p>
          </table:table-cell>
          <table:table-cell office:value-type="string" table:style-name="ce16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oris Johnson 3</text:p>
          </table:table-cell>
          <table:table-cell office:value-type="string" table:style-name="ce1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f Overs 1</text:p>
          </table:table-cell>
          <table:table-cell office:value-type="string" table:style-name="ce1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Johnson 3</text:p>
          </table:table-cell>
          <table:table-cell office:value-type="string" table:style-name="ce24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24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w Simmons 1</text:p>
          </table:table-cell>
          <table:table-cell office:value-type="string" table:style-name="ce1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mons 1</text:p>
          </table:table-cell>
          <table:table-cell office:value-type="string" table:style-name="ce1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ford-AstraZeneca 2</text:p>
          </table:table-cell>
          <table:table-cell office:value-type="string" table:style-name="ce1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BC 2</text:p>
          </table:table-cell>
          <table:table-cell office:value-type="string" table:style-name="ce16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Reuters 1</text:p>
          </table:table-cell>
          <table:table-cell office:value-type="string" table:style-name="ce1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s Hopkins University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British 2</text:p>
          </table:table-cell>
          <table:table-cell office:value-type="string" table:style-name="ce24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uropean 1</text:p>
          </table:table-cell>
          <table:table-cell office:value-type="string" table:style-name="ce1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ties count = <text:s/>32</text:p>
          </table:table-cell>
          <table:table-cell office:value-type="string" table:style-name="ce1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4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= 0 FN</text:p>
          </table:table-cell>
          <table:table-cell office:value-type="string" table:style-name="ce1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4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4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4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 = 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Sim = 8 / 79 = 0.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Titles = 0 FN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office:value-type="string" table:style-name="ce2">
            <text:p>إطلاق نار عند كنيسة في تكساس.. قتيل وجرح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United States of America 1</text:p>
          </table:table-cell>
          <table:table-cell office:value-type="string" table:style-name="ce11">
            <text:p>Texas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Texas 6</text:p>
          </table:table-cell>
          <table:table-cell office:value-type="string" table:style-name="ce1">
            <text:p>U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SA 1</text:p>
          </table:table-cell>
          <table:table-cell office:value-type="string" table:style-name="ce1">
            <text:p>Ame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5">
            <text:p>Smith County 1</text:p>
          </table:table-cell>
          <table:table-cell office:value-type="string" table:style-name="ce1">
            <text:p>Illinoi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X 1</text:p>
          </table:table-cell>
          <table:table-cell office:value-type="string" table:style-name="ce1">
            <text:p>US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tarvill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5">
            <text:p>Greg Abbott 1</text:p>
          </table:table-cell>
          <table:table-cell office:value-type="string" table:style-name="ce1">
            <text:p>Dalla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5">
            <text:p>Abbott 1</text:p>
          </table:table-cell>
          <table:table-cell office:value-type="string" table:style-name="ce25">
            <text:p>Smith County 1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1-01T00:00:00" table:style-name="ce28">
            <text:p>01/01/21</text:p>
          </table:table-cell>
          <table:table-cell office:value-type="string" table:style-name="ce1">
            <text:p>Harrison Count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 Patrick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 Jazeera 1</text:p>
          </table:table-cell>
          <table:table-cell office:value-type="date" office:date-value="2001-01-03T00:00:00" table:style-name="ce28">
            <text:p>01/03/0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25">
            <text:p>Greg 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5">
            <text:p>Starrville Methodist Church 1</text:p>
          </table:table-cell>
          <table:table-cell office:value-type="string" table:style-name="ce25">
            <text:p>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KLTV 1</text:p>
          </table:table-cell>
          <table:table-cell office:value-type="string" table:style-name="ce1">
            <text:p>Larry 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tities count = <text:s/>17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Reuter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ybrid = 0.4</text:p>
          </table:table-cell>
          <table:table-cell office:value-type="string" table:style-name="ce1">
            <text:p>Starville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NBC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25">
            <text:p>Starville Methodist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US Police Force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2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hared = 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9">
            <text:p>Sim = 8 / 39 = 0.2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itles= 1.0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table:number-columns-repeated="2" table:style-name="ce1"/>
          <table:table-cell office:value-type="string" table:style-name="ce2">
            <text:p>US virus death toll hits 350,000; surge feared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US 5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ton 1</text:p>
          </table:table-cell>
          <table:table-cell table:number-columns-repeated="2" table:style-name="ce1"/>
          <table:table-cell office:value-type="string" table:style-name="ce29">
            <text:p>US 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xas 1</text:p>
          </table:table-cell>
          <table:table-cell table:number-columns-repeated="2" table:style-name="ce1"/>
          <table:table-cell office:value-type="string" table:style-name="ce1">
            <text:p>BALTIMORE 1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the United States 2</text:p>
          </table:table-cell>
          <table:table-cell table:number-columns-repeated="2" table:style-name="ce1"/>
          <table:table-cell office:value-type="string" table:style-name="ce1">
            <text:p>M.D. 1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North Carolina 1</text:p>
          </table:table-cell>
          <table:table-cell table:number-columns-repeated="2" table:style-name="ce1"/>
          <table:table-cell office:value-type="string" table:style-name="ce29">
            <text:p>the United States 1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Arizona 1</text:p>
          </table:table-cell>
          <table:table-cell table:number-columns-repeated="2" table:style-name="ce1"/>
          <table:table-cell office:value-type="string" table:style-name="ce29">
            <text:p>North Caroli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29">
            <text:p>Arizo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Brazil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 Nakamura 1</text:p>
          </table:table-cell>
          <table:table-cell table:number-columns-repeated="2" table:style-name="ce1"/>
          <table:table-cell office:value-type="string" table:style-name="ce1">
            <text:p>Hungary 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e Biden 1</text:p>
          </table:table-cell>
          <table:table-cell table:number-columns-repeated="2" table:style-name="ce1"/>
          <table:table-cell office:value-type="string" table:style-name="ce1">
            <text:p>Ankara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Trump 1</text:p>
          </table:table-cell>
          <table:table-cell table:number-columns-repeated="2" table:style-name="ce1"/>
          <table:table-cell office:value-type="string" table:style-name="ce1">
            <text:p>LONDO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Turke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ump 2</text:p>
          </table:table-cell>
          <table:table-cell table:number-columns-repeated="2" table:style-name="ce1"/>
          <table:table-cell office:value-type="string" table:style-name="ce1">
            <text:p>Budapest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den 2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vid 1</text:p>
          </table:table-cell>
          <table:table-cell table:number-columns-repeated="2" table:style-name="ce1"/>
          <table:table-cell office:value-type="string" table:style-name="ce1">
            <text:p>Fethullah Gulen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J. Trump 1</text:p>
          </table:table-cell>
          <table:table-cell table:number-columns-repeated="2" table:style-name="ce1"/>
          <table:table-cell office:value-type="string" table:style-name="ce1">
            <text:p>Name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2</text:p>
          </table:table-cell>
          <table:table-cell table:number-columns-repeated="2" table:style-name="ce1"/>
          <table:table-cell office:value-type="string" table:style-name="ce1">
            <text:p>Recep Tayyip 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Gule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United Memorial Medical Center 1</text:p>
          </table:table-cell>
          <table:table-cell table:number-columns-repeated="2" table:style-name="ce1"/>
          <table:table-cell office:value-type="string" table:style-name="ce1">
            <text:p>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P 1</text:p>
          </table:table-cell>
          <table:table-cell table:number-columns-repeated="2" table:style-name="ce1"/>
          <table:table-cell office:value-type="string" table:style-name="ce1">
            <text:p>Data 1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Johns Hopkins University 1</text:p>
          </table:table-cell>
          <table:table-cell table:number-columns-repeated="2" table:style-name="ce1"/>
          <table:table-cell office:value-type="string" table:style-name="ce29">
            <text:p>Johns Hopkins Universit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Centers for Disease Control and Prevention 1</text:p>
          </table:table-cell>
          <table:table-cell table:number-columns-repeated="2" table:style-name="ce1"/>
          <table:table-cell office:value-type="string" table:style-name="ce1">
            <text:p>the Nordic Monitor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 News 1</text:p>
          </table:table-cell>
          <table:table-cell table:number-columns-repeated="2" table:style-name="ce1"/>
          <table:table-cell office:value-type="string" table:style-name="ce1">
            <text:p>Arab New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1</text:p>
          </table:table-cell>
          <table:table-cell table:number-columns-repeated="2" table:style-name="ce1"/>
          <table:table-cell office:value-type="string" table:style-name="ce1">
            <text:p>anti-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fizer-BioNTech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rna 1</text:p>
          </table:table-cell>
          <table:table-cell table:number-columns-repeated="2" table:style-name="ce1"/>
          <table:table-cell office:value-type="string" table:style-name="ce1">
            <text:p>Turkish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entities count = <text:s/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4</text:p>
          </table:table-cell>
          <table:table-cell table:number-columns-repeated="2" table:style-name="ce1"/>
          <table:table-cell office:value-type="string" table:style-name="ce1">
            <text:p>Hybrid = 0.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red =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im = 10/74 = 0.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1.0</text:p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table:number-columns-repeated="2" table:style-name="ce1"/>
          <table:table-cell office:value-type="string" table:style-name="ce2">
            <text:p>India approves local vaccines despite expert fears rollout ‘too early’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India 11</text:p>
          </table:table-cell>
          <table:table-cell table:number-columns-repeated="2" table:style-name="ce1"/>
          <table:table-cell office:value-type="string" table:style-name="ce29">
            <text:p>India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 1</text:p>
          </table:table-cell>
          <table:table-cell table:number-columns-repeated="2" table:style-name="ce1"/>
          <table:table-cell office:value-type="string" table:style-name="ce1">
            <text:p>Hyderaba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zil 1</text:p>
          </table:table-cell>
          <table:table-cell table:number-columns-repeated="2" table:style-name="ce1"/>
          <table:table-cell office:value-type="string" table:style-name="ce1">
            <text:p>Vellor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V.G. So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shal Bhatnagar 1</text:p>
          </table:table-cell>
          <table:table-cell table:number-columns-repeated="2" table:style-name="ce1"/>
          <table:table-cell office:value-type="string" table:style-name="ce1">
            <text:p>Malini Aisola 1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Narendra Modi 1</text:p>
          </table:table-cell>
          <table:table-cell table:number-columns-repeated="2" table:style-name="ce1"/>
          <table:table-cell office:value-type="string" table:style-name="ce1">
            <text:p>Aisol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shna 1</text:p>
          </table:table-cell>
          <table:table-cell table:number-columns-repeated="2" table:style-name="ce1"/>
          <table:table-cell office:value-type="string" table:style-name="ce1">
            <text:p>T. Jacob Joh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la 1</text:p>
          </table:table-cell>
          <table:table-cell table:number-columns-repeated="2" table:style-name="ce1"/>
          <table:table-cell office:value-type="string" table:style-name="ce1">
            <text:p>Jacob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ket Gokhale 1</text:p>
          </table:table-cell>
          <table:table-cell table:number-columns-repeated="2" table:style-name="ce1"/>
          <table:table-cell office:value-type="string" table:style-name="ce29">
            <text:p>Narendra Mod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shi Tharoor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rsh Vardhan 1</text:p>
          </table:table-cell>
          <table:table-cell table:number-columns-repeated="2" table:style-name="ce1"/>
          <table:table-cell office:value-type="string" table:style-name="ce1">
            <text:p>Regulator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rdhan 1</text:p>
          </table:table-cell>
          <table:table-cell table:number-columns-repeated="2" table:style-name="ce1"/>
          <table:table-cell office:value-type="string" table:style-name="ce1">
            <text:p>Covishiel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Pune 1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Covaxin 5</text:p>
          </table:table-cell>
          <table:table-cell table:number-columns-repeated="2" table:style-name="ce1"/>
          <table:table-cell office:value-type="string" table:style-name="ce1">
            <text:p>Serum Institute of India (SII)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GI 2</text:p>
          </table:table-cell>
          <table:table-cell table:number-columns-repeated="2" table:style-name="ce1"/>
          <table:table-cell office:value-type="string" table:style-name="ce1">
            <text:p>the University of Oxfor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Photo 1</text:p>
          </table:table-cell>
          <table:table-cell table:number-columns-repeated="2" table:style-name="ce1"/>
          <table:table-cell office:value-type="string" table:style-name="ce29">
            <text:p>AstraZenec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29">
            <text:p>Covaxin 1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Bharat Biotech 2</text:p>
          </table:table-cell>
          <table:table-cell table:number-columns-repeated="2" table:style-name="ce1"/>
          <table:table-cell office:value-type="string" table:style-name="ce29">
            <text:p>Bharat Biotech 2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AstraZeneca 2</text:p>
          </table:table-cell>
          <table:table-cell table:number-columns-repeated="2" table:style-name="ce1"/>
          <table:table-cell office:value-type="string" table:style-name="ce1">
            <text:p>the Indian Council of Medical Researc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2" table:style-name="ce1"/>
          <table:table-cell office:value-type="string" table:style-name="ce1">
            <text:p>All India Drug Action Network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2" table:style-name="ce1"/>
          <table:table-cell office:value-type="string" table:style-name="ce1">
            <text:p>AID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2" table:style-name="ce1"/>
          <table:table-cell office:value-type="string" table:style-name="ce1">
            <text:p>Arab New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2" table:style-name="ce1"/>
          <table:table-cell office:value-type="string" table:style-name="ce1">
            <text:p>the Christian Medical Colleg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2" table:style-name="ce1"/>
          <table:table-cell office:value-type="string" table:style-name="ce29">
            <text:p>Indi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2" table:style-name="ce1"/>
          <table:table-cell office:value-type="string" table:style-name="ce1">
            <text:p>entities count = <text:s/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9">
            <text:p>sim =11 / 74 = 0.15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Indians 1</text:p>
          </table:table-cell>
          <table:table-cell table:number-columns-repeated="2" table:style-name="ce1"/>
          <table:table-cell office:value-type="string" table:style-name="ce1">
            <text:p>Titles = 1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2" table:style-name="ce1"/>
          <table:table-cell office:value-type="string" table:style-name="ce1">
            <text:p>Hybrid = 0.31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30"/>
          <table:table-cell table:number-columns-repeated="16381" table:style-name="ce31"/>
        </table:table-row>
        <table:table-row table:style-name="ro1">
          <table:table-cell table:number-columns-repeated="16384" table:style-name="ce31"/>
        </table:table-row>
        <table:table-row table:style-name="ro1">
          <table:table-cell table:style-name="ce31"/>
          <table:table-cell office:value-type="string" table:style-name="ce31">
            <text:p>Different Stories Similarity</text:p>
          </table:table-cell>
          <table:table-cell table:number-columns-repeated="16382" table:style-name="ce31"/>
        </table:table-row>
        <table:table-row table:number-rows-repeated="3" table:style-name="ro1">
          <table:table-cell table:number-columns-repeated="16384" table:style-name="ce31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32">
            <text:p>The United States of Americ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2">
            <text:p>US 1</text:p>
          </table:table-cell>
          <table:table-cell office:value-type="string" table:style-name="ce2">
            <text:p>Texas 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32">
            <text:p>US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mith County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date" office:date-value="2021-01-01T00:00:00" table:style-name="ce33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Sim = 1/61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3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1 / 91 = 0.0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32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32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 / 102 = 0.01</text:p>
          </table:table-cell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tles = 0</text:p>
          </table:table-cell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3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3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Reuters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1">
            <text:p>Sim = 2 / 85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3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exas 1</text:p>
          </table:table-cell>
          <table:table-cell office:value-type="string" table:style-name="ce3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he United States 2</text:p>
          </table:table-cell>
          <table:table-cell office:value-type="string" table:style-name="ce3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3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date" office:date-value="2021-01-01T00:00:00" table:style-name="ce33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Sim = 3/51 = 0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he United States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3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3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Donald Trump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nthony Fauci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rump 2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Donald J. Trump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Fauci 2</text:p>
          </table:table-cell>
          <table:table-cell office:value-type="string" table:style-name="ce3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3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3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he Centers for Disease Control and Prevention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BC News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3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merican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im = 11 / 81 = 0.14 one story is partial of the other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Titles = 0.14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2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he United States 2</text:p>
          </table:table-cell>
          <table:table-cell office:value-type="string" table:style-name="ce32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32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Donald Trump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rump 2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Donald J. Trump 1</text:p>
          </table:table-cell>
          <table:table-cell office:value-type="string" table:style-name="ce3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mericans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6/92 = 0.07</text:p>
          </table:table-cell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tles = 0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2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 = 0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3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he United States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Joe Biden 1</text:p>
          </table:table-cell>
          <table:table-cell office:value-type="string" table:style-name="ce3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Donald Trump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3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rump 2</text:p>
          </table:table-cell>
          <table:table-cell office:value-type="string" table:style-name="ce3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Biden 2</text:p>
          </table:table-cell>
          <table:table-cell office:value-type="string" table:style-name="ce3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Donald J. Trum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7 / 75 = 0.09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6">
            <text:p>Titles = 0.25 FP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date" office:date-value="2021-01-01T00:00:00" table:style-name="ce33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3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l Jazeera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Sim = 1/49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K 4</text:p>
          </table:table-cell>
          <table:table-cell office:value-type="string" table:style-name="ce3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he United Kingdom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3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Boris Johnson 3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Johnson 3</text:p>
          </table:table-cell>
          <table:table-cell office:value-type="string" table:style-name="ce3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3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BBC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Reuter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British 2</text:p>
          </table:table-cell>
          <table:table-cell office:value-type="string" table:style-name="ce3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European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im = 12/79 = 0.15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ne story is partial of the other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2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2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3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l Jazeera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/71 = 0.0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l Jazeera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3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3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Reuter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2/73 = 0.03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3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3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he United States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3</text:p>
          </table:table-cell>
          <table:table-cell office:value-type="date" office:date-value="2021-01-01T00:00:00" table:style-name="ce33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3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Sim = 3/76 = 0.04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l Jazeer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1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the United States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3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3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Reuters 3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3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59</text:p>
          </table:table-cell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5/106 = 0.05</text:p>
          </table:table-cell>
          <table:table-cell office:value-type="string" table:style-name="ce32">
            <text:p>Amer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3</text:p>
          </table:table-cell>
          <table:table-cell office:value-type="string" table:style-name="ce3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l Jazeera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1/98 = 0.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3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3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US 3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Washington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3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3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Al Jazeera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Reuters 3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6/100 = 0.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date" office:date-value="2021-01-01T00:00:00" table:style-name="ce33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itles = 0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Republ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Republicans 3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s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ic 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ntities count = <text:s/>41</text:p>
          </table:table-cell>
          <table:table-cell office:value-type="string" table:style-name="ce1">
            <text:p>At 0.1 Threshold document</text:p>
          </table:table-cell>
          <table:table-cell table:style-name="ce1"/>
          <table:table-cell office:value-type="string" table:style-name="ce1">
            <text:p>Titles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float" office:value="0.34" table:style-name="ce1">
            <text:p>0.34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float" office:value="0.24" table:style-name="ce1">
            <text:p>0.24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float" office:value="0.35" table:style-name="ce1">
            <text:p>0.35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12" table:style-name="ce1">
            <text:p>0.12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1" table:style-name="ce1">
            <text:p>0.1</text:p>
          </table:table-cell>
          <table:table-cell office:value-type="string" table:style-name="ce1">
            <text:p>TP</text:p>
          </table:table-cell>
          <table:table-cell office:value-type="float" office:value="0.33" table:style-name="ce1">
            <text:p>0.33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03" table:style-name="ce1">
            <text:p>0.03</text:p>
          </table:table-cell>
          <table:table-cell office:value-type="string" table:style-name="ce13">
            <text:p>FN</text:p>
          </table:table-cell>
          <table:table-cell office:value-type="string" table:style-name="ce13">
            <text:p>FN 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13" table:style-name="ce1">
            <text:p>0.13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0.04" table:style-name="ce1">
            <text:p>0.04</text:p>
          </table:table-cell>
          <table:table-cell office:value-type="string" table:style-name="ce13">
            <text:p>FN</text:p>
          </table:table-cell>
          <table:table-cell office:value-type="string" table:style-name="ce13">
            <text:p>FN 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5" table:style-name="ce1">
            <text:p>0.25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22" table:style-name="ce1">
            <text:p>0.22</text:p>
          </table:table-cell>
          <table:table-cell office:value-type="string" table:style-name="ce1">
            <text:p>TP</text:p>
          </table:table-cell>
          <table:table-cell office:value-type="string" table:style-name="ce13">
            <text:p>FN 00</text:p>
          </table:table-cell>
          <table:table-cell table:number-columns-repeated="16379"/>
        </table:table-row>
        <table:table-row table:number-rows-repeated="2" table:style-name="ro1">
          <table:table-cell table:number-columns-repeated="2"/>
          <table:table-cell office:value-type="float" office:value="0.11" table:style-name="ce1">
            <text:p>0.1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7.0000000000000007E-2" table:style-name="ce1">
            <text:p>0.07</text:p>
          </table:table-cell>
          <table:table-cell office:value-type="string" table:style-name="ce13">
            <text:p>FN</text:p>
          </table:table-cell>
          <table:table-cell office:value-type="string" table:style-name="ce1">
            <text:p><text:s/>TP 0.5</text:p>
          </table:table-cell>
          <table:table-cell table:number-columns-repeated="16379"/>
        </table:table-row>
        <table:table-row table:number-rows-repeated="2" table:style-name="ro1">
          <table:table-cell table:number-columns-repeated="2"/>
          <table:table-cell office:value-type="float" office:value="0.31" table:style-name="ce1">
            <text:p>0.3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28000000000000003" table:style-name="ce1">
            <text:p>0.28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15" table:style-name="ce1">
            <text:p>0.15</text:p>
          </table:table-cell>
          <table:table-cell office:value-type="string" table:style-name="ce1">
            <text:p>TP</text:p>
          </table:table-cell>
          <table:table-cell office:value-type="string" table:style-name="ce13">
            <text:p>FN 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1" table:style-name="ce1">
            <text:p>0.21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14000000000000001" table:style-name="ce1">
            <text:p>0.14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15" table:style-name="ce1">
            <text:p>0.15</text:p>
          </table:table-cell>
          <table:table-cell office:value-type="string" table:style-name="ce1">
            <text:p>TP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7.0000000000000007E-2" table:style-name="ce1">
            <text:p>0.07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9" table:style-name="ce1">
            <text:p>0.09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0.25 FP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3" table:style-name="ce1">
            <text:p>0.03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4" table:style-name="ce1">
            <text:p>0.04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5" table:style-name="ce1">
            <text:p>0.05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number-rows-repeated="10472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Hallak, Hussam</dc:creator>
    <meta:creation-date>2020-10-05T09:07:29Z</meta:creation-date>
    <dc:date>2022-03-02T20:04:31Z</dc:date>
    <meta:editing-cycles>32</meta:editing-cycles>
    <meta:editing-duration>PT33529S</meta:editing-duration>
  </office:meta>
</office:document-meta>
</file>